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REATE TABLE employeeinfo(</text:p>
      <text:p text:style-name="Preformatted_20_Text">emp_id VARCHAR(50) UNSIGNED PRIMARY KEY,</text:p>
      <text:p text:style-name="Preformatted_20_Text">firstname VARCHAR(30) NOT NULL,</text:p>
      <text:p text:style-name="Preformatted_20_Text">lastname VARCHAR(30) NOT NULL,</text:p>
      <text:p text:style-name="Preformatted_20_Text">email VARCHAR(50),</text:p>
      <text:p text:style-name="Preformatted_20_Text">reg_date VARCHAR(50)</text:p>
      <text:p text:style-name="P1"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7:19:49.217167401</meta:creation-date>
    <dc:date>2022-03-01T17:20:24.679936902</dc:date>
    <meta:editing-duration>PT36S</meta:editing-duration>
    <meta:editing-cycles>1</meta:editing-cycles>
    <meta:document-statistic meta:table-count="0" meta:image-count="0" meta:object-count="0" meta:page-count="1" meta:paragraph-count="7" meta:word-count="21" meta:character-count="166" meta:non-whitespace-character-count="152"/>
    <meta:generator>LibreOffice/6.4.7.2$Linux_X86_64 LibreOffice_project/40$Build-2</meta:generator>
  </office:meta>
</office:document-meta>
</file>